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ali" style:family="paragraph">
      <style:text-properties fo:font-weight="bold" style:font-weight-asian="bold" fo:font-size="14pt" style:font-size-asian="14pt" style:font-size-complex="14pt"/>
    </style:style>
    <style:style style:name="P3" style:parent-style-name="Normaali" style:family="paragraph">
      <style:text-properties fo:font-weight="bold" style:font-weight-asian="bold" fo:font-size="14pt" style:font-size-asian="14pt" style:font-size-complex="14pt"/>
    </style:style>
    <style:style style:name="P4" style:parent-style-name="Normaali" style:family="paragraph">
      <style:text-properties fo:font-size="12pt" style:font-size-asian="12pt" style:font-size-complex="12pt"/>
    </style:style>
    <style:style style:name="T5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6" style:parent-style-name="Kappaleenoletusfontti" style:family="text">
      <style:text-properties fo:font-size="12pt" style:font-size-asian="12pt" style:font-size-complex="12pt"/>
    </style:style>
    <style:style style:name="T7" style:parent-style-name="Kappaleenoletusfontti" style:family="text">
      <style:text-properties fo:font-style="italic" style:font-style-asian="italic" fo:font-size="12pt" style:font-size-asian="12pt" style:font-size-complex="12pt"/>
    </style:style>
    <style:style style:name="T8" style:parent-style-name="Kappaleenoletusfontti" style:family="text">
      <style:text-properties fo:font-size="12pt" style:font-size-asian="12pt" style:font-size-complex="12pt"/>
    </style:style>
    <style:style style:name="T9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0" style:parent-style-name="Kappaleenoletusfontti" style:family="text">
      <style:text-properties fo:font-size="12pt" style:font-size-asian="12pt" style:font-size-complex="12pt"/>
    </style:style>
    <style:style style:name="T11" style:parent-style-name="Kappaleenoletusfontti" style:family="text">
      <style:text-properties fo:font-size="12pt" style:font-size-asian="12pt" style:font-size-complex="12pt"/>
    </style:style>
    <style:style style:name="T12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3" style:parent-style-name="Kappaleenoletusfontti" style:family="text">
      <style:text-properties fo:font-size="12pt" style:font-size-asian="12pt" style:font-size-complex="12pt"/>
    </style:style>
    <style:style style:name="T14" style:parent-style-name="Kappaleenoletusfontti" style:family="text">
      <style:text-properties fo:font-size="12pt" style:font-size-asian="12pt" style:font-size-complex="12pt"/>
    </style:style>
    <style:style style:name="T15" style:parent-style-name="Kappaleenoletusfontti" style:family="text">
      <style:text-properties fo:font-style="italic" style:font-style-asian="italic" fo:font-size="12pt" style:font-size-asian="12pt" style:font-size-complex="12pt"/>
    </style:style>
    <style:style style:name="T16" style:parent-style-name="Kappaleenoletusfontti" style:family="text">
      <style:text-properties fo:font-size="12pt" style:font-size-asian="12pt" style:font-size-complex="12pt"/>
    </style:style>
    <style:style style:name="T17" style:parent-style-name="Kappaleenoletusfontti" style:family="text">
      <style:text-properties fo:font-size="12pt" style:font-size-asian="12pt" style:font-size-complex="12pt"/>
    </style:style>
    <style:style style:name="T18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19" style:parent-style-name="Kappaleenoletusfontti" style:family="text">
      <style:text-properties fo:font-size="12pt" style:font-size-asian="12pt" style:font-size-complex="12pt"/>
    </style:style>
    <style:style style:name="T20" style:parent-style-name="Kappaleenoletusfontti" style:family="text">
      <style:text-properties fo:font-size="12pt" style:font-size-asian="12pt" style:font-size-complex="12pt"/>
    </style:style>
    <style:style style:name="T21" style:parent-style-name="Kappaleenoletusfontti" style:family="text">
      <style:text-properties fo:font-size="12pt" style:font-size-asian="12pt" style:font-size-complex="12pt"/>
    </style:style>
    <style:style style:name="T22" style:parent-style-name="Kappaleenoletusfontti" style:family="text">
      <style:text-properties fo:font-size="12pt" style:font-size-asian="12pt" style:font-size-complex="12pt"/>
    </style:style>
    <style:style style:name="T23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24" style:parent-style-name="Kappaleenoletusfontti" style:family="text">
      <style:text-properties fo:font-weight="bold" style:font-weight-asian="bold" fo:font-size="12pt" style:font-size-asian="12pt" style:font-size-complex="12pt"/>
    </style:style>
    <style:style style:name="T25" style:parent-style-name="Kappaleenoletusfontti" style:family="text">
      <style:text-properties fo:font-size="12pt" style:font-size-asian="12pt" style:font-size-complex="12pt"/>
    </style:style>
    <style:style style:name="T26" style:parent-style-name="Kappaleenoletusfontti" style:family="text">
      <style:text-properties fo:font-size="12pt" style:font-size-asian="12pt" style:font-size-complex="12pt"/>
    </style:style>
    <style:style style:name="T27" style:parent-style-name="Kappaleenoletusfontti" style:family="text">
      <style:text-properties fo:font-size="12pt" style:font-size-asian="12pt" style:font-size-complex="12pt"/>
    </style:style>
    <style:style style:name="T28" style:parent-style-name="Kappaleenoletusfontti" style:family="text">
      <style:text-properties fo:font-size="12pt" style:font-size-asian="12pt" style:font-size-complex="12pt"/>
    </style:style>
    <style:style style:name="T29" style:parent-style-name="Kappaleenoletusfontti" style:family="text">
      <style:text-properties fo:font-size="12pt" style:font-size-asian="12pt" style:font-size-complex="12pt"/>
    </style:style>
    <style:style style:name="T30" style:parent-style-name="Kappaleenoletusfontti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OT7 Lopputyö<text:tab/><text:tab/><text:tab/>Raportti/Oppimispäiväkirja</text:p>
      <text:p text:style-name="P2">Ville-Petteri Sassi</text:p>
      <text:p text:style-name="P3">----------------------------------------------------------------------------------------------------------------</text:p>
      <text:p text:style-name="P4"/>
      <text:p text:style-name="Normaali"><text:span text:style-name="T5">(26.3)<text:s/></text:span><text:span text:style-name="T6">Tein Miian tunnilla etusivulle html -pohjan käyttäen<text:s/></text:span><text:span text:style-name="T7">Materialize</text:span><text:span text:style-name="T8"><text:s/>-frameworkkia ja sen toimintoja, sekä omaa css -koodia.</text:span></text:p>
      <text:p text:style-name="Normaali"><text:span text:style-name="T9">(27.3)<text:s/></text:span><text:span text:style-name="T10">Jannen tunnilla käytyjen versionhallinnan työkalujen avulla (Git, GitHub &amp; Heroku) loin Hessun Ateriapalvelu -projektille reposi</text:span><text:span text:style-name="T11">toryn GitHubiin, jonka linkitin Herokuun.</text:span></text:p>
      <text:p text:style-name="Normaali"><text:span text:style-name="T12">(3.4)<text:s/></text:span><text:span text:style-name="T13">Lähdin tekemään ateriavalikkosivulle html -pohjaa ja tein js -skriptiin etusivun ja ateriavalikkosivun avausnappien toiminnallisuudet (eli näytetään haluttu sivu ja piilotetaan toinen), sekä pistin ateriavali</text:span><text:span text:style-name="T14">kkosivulla<text:s/></text:span><text:span text:style-name="T15">collapsible<text:s/></text:span><text:span text:style-name="T16">-valikkoon(kategoriavalikko) tarvittavan<text:s/></text:span><text:span text:style-name="T17">JQueryn.</text:span></text:p>
      <text:p text:style-name="Normaali"><text:span text:style-name="T18">(4.4)</text:span><text:span text:style-name="T19"><text:s/>Muokkasin sivua taas pikkuisen lisää, sekä painin vähän aikaa Gitin kanssa, kun olin tehnyt muutoksia GitHubiin, jonka takia, että sain tallennettua työni repositoryyn oikein, j</text:span><text:span text:style-name="T20">ouduin yhdistämään muutokset yhteen, jonka jälkeen päivitys meni läpi normaalisti (</text:span><text:span text:style-name="T21">tosin. gitignore</text:span><text:span text:style-name="T22"><text:s/>ei jostain syystä näytä toimivan).</text:span></text:p>
      <text:p text:style-name="Normaali"><text:span text:style-name="T23">(9.4)</text:span><text:span text:style-name="T24"><text:s/></text:span><text:span text:style-name="T25">Säädin taas<text:s/></text:span><text:span text:style-name="T26">sivun<text:s/></text:span><text:span text:style-name="T27">elementtejä niin, että ne toimisivat responsiivisesti</text:span><text:span text:style-name="T28">, sekä lisäsin mukaan tilausvahvistussivun.<text:s/></text:span><text:span text:style-name="T29">Pistin myös infonapille toiminnallisuuden, jossa se avaa materializen tyyliin tehdyn modaalin, johon aion laittaa sivujen käyttöohjeet, jotka vaihtuvat sitä mukaa, mikä sivu on avoinna</text:span><text:span text:style-name="T30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Luettelokappale" style:display-name="Luettelokappale" style:family="paragraph" style:parent-style-name="Normaali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lle-Petteri Sassi</meta:initial-creator>
    <dc:creator>Ville-Petteri Sassi</dc:creator>
    <meta:creation-date>2018-04-03T11:56:00Z</meta:creation-date>
    <dc:date>2018-04-09T09:54:00Z</dc:date>
    <meta:template xlink:href="Normal.dotm" xlink:type="simple"/>
    <meta:editing-cycles>11</meta:editing-cycles>
    <meta:editing-duration>PT14400S</meta:editing-duration>
    <meta:document-statistic meta:page-count="1" meta:paragraph-count="2" meta:word-count="153" meta:character-count="1391" meta:row-count="10" meta:non-whitespace-character-count="1240"/>
  </office:meta>
</office:document-meta>
</file>